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name="P16" style:parent-style-name="Normal" style:family="paragraph">
      <style:text-properties fo:language="es" fo:country="ES"/>
    </style:style>
    <style:style style:name="P17" style:parent-style-name="Normal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  <style:style style:name="P19" style:parent-style-name="Normal" style:family="paragraph">
      <style:text-properties fo:language="es" fo:country="ES"/>
    </style:style>
    <style:style style:name="P20" style:parent-style-name="Normal" style:family="paragraph">
      <style:text-properties fo:language="es" fo:country="ES"/>
    </style:style>
    <style:style style:name="P21" style:parent-style-name="Normal" style:family="paragraph">
      <style:text-properties fo:language="es" fo:country="ES"/>
    </style:style>
    <style:style style:name="P22" style:parent-style-name="Normal" style:family="paragraph">
      <style:text-properties fo:language="es" fo:country="ES"/>
    </style:style>
    <style:style style:name="P23" style:parent-style-name="Normal" style:family="paragraph">
      <style:text-properties fo:language="es" fo:country="ES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text-properties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text-properties fo:language="es" fo:country="ES"/>
    </style:style>
    <style:style style:name="P28" style:parent-style-name="Normal" style:family="paragraph">
      <style:text-properties fo:language="es" fo:country="ES"/>
    </style:style>
    <style:style style:name="P29" style:parent-style-name="Normal" style:family="paragraph">
      <style:text-properties fo:language="es" fo:country="ES"/>
    </style:style>
    <style:style style:name="P30" style:parent-style-name="Normal" style:family="paragraph">
      <style:text-properties fo:language="es" fo:country="ES"/>
    </style:style>
    <style:style style:name="P31" style:parent-style-name="Normal" style:family="paragraph">
      <style:text-properties fo:language="es" fo:country="ES"/>
    </style:style>
    <style:style style:name="P32" style:parent-style-name="Normal" style:family="paragraph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P36" style:parent-style-name="Normal" style:family="paragraph">
      <style:text-properties fo:language="es" fo:country="ES"/>
    </style:style>
    <style:style style:name="P37" style:parent-style-name="Normal" style:family="paragraph">
      <style:text-properties fo:language="es" fo:country="ES"/>
    </style:style>
    <style:style style:name="P38" style:parent-style-name="Normal" style:family="paragraph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P42" style:parent-style-name="Normal" style:family="paragraph">
      <style:text-properties fo:language="es" fo:country="ES"/>
    </style:style>
    <style:style style:name="P43" style:parent-style-name="Normal" style:family="paragraph">
      <style:text-properties fo:language="es" fo:country="ES"/>
    </style:style>
    <style:style style:name="P44" style:parent-style-name="Normal" style:family="paragraph">
      <style:text-properties fo:language="es" fo:country="ES"/>
    </style:style>
    <style:style style:name="P45" style:parent-style-name="Normal" style:family="paragraph">
      <style:text-properties fo:language="es" fo:country="ES"/>
    </style:style>
    <style:style style:name="P46" style:parent-style-name="Normal" style:family="paragraph">
      <style:text-properties fo:language="es" fo:country="ES"/>
    </style:style>
    <style:style style:name="P47" style:parent-style-name="Normal" style:family="paragraph">
      <style:text-properties fo:language="es" fo:country="ES"/>
    </style:style>
    <style:style style:name="P48" style:parent-style-name="Normal" style:family="paragraph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P52" style:parent-style-name="Normal" style:family="paragraph">
      <style:text-properties fo:language="es" fo:country="ES"/>
    </style:style>
    <style:style style:name="P53" style:parent-style-name="Normal" style:family="paragraph">
      <style:text-properties fo:language="es" fo:country="ES"/>
    </style:style>
    <style:style style:name="P54" style:parent-style-name="Normal" style:family="paragraph">
      <style:text-properties fo:language="es" fo:country="ES"/>
    </style:style>
    <style:style style:name="P55" style:parent-style-name="Normal" style:family="paragraph">
      <style:text-properties fo:language="es" fo:country="ES"/>
    </style:style>
    <style:style style:name="P56" style:parent-style-name="Normal" style:family="paragraph">
      <style:text-properties fo:language="es" fo:country="ES"/>
    </style:style>
    <style:style style:name="P57" style:parent-style-name="Normal" style:family="paragraph">
      <style:text-properties fo:language="es" fo:country="ES"/>
    </style:style>
    <style:style style:name="P58" style:parent-style-name="Normal" style:family="paragraph">
      <style:text-properties fo:language="es" fo:country="ES"/>
    </style:style>
    <style:style style:name="P59" style:parent-style-name="Normal" style:family="paragraph">
      <style:text-properties fo:language="es" fo:country="ES"/>
    </style:style>
    <style:style style:name="T60" style:parent-style-name="Fuentedepárrafopredeter." style:family="text">
      <style:text-properties fo:language="es" fo:country="ES"/>
    </style:style>
    <style:style style:name="T61" style:parent-style-name="Fuentedepárrafopredeter." style:family="text">
      <style:text-properties fo:language="es" fo:country="ES"/>
    </style:style>
    <style:style style:name="T62" style:parent-style-name="Fuentedepárrafopredeter." style:family="text">
      <style:text-properties fo:language="es" fo:country="ES"/>
    </style:style>
    <style:style style:name="T63" style:parent-style-name="Fuentedepárrafopredeter." style:family="text">
      <style:text-properties fo:language="es" fo:country="ES"/>
    </style:style>
    <style:style style:name="T64" style:parent-style-name="Fuentedepárrafopredeter." style:family="text">
      <style:text-properties fo:language="es" fo:country="ES"/>
    </style:style>
    <style:style style:name="P65" style:parent-style-name="Normal" style:family="paragraph">
      <style:text-properties fo:language="es" fo:country="ES"/>
    </style:style>
    <style:style style:name="P66" style:parent-style-name="Normal" style:family="paragraph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P70" style:parent-style-name="Normal" style:family="paragraph">
      <style:text-properties fo:language="es" fo:country="ES"/>
    </style:style>
    <style:style style:name="P71" style:parent-style-name="Normal" style:family="paragraph">
      <style:text-properties fo:language="es" fo:country="ES"/>
    </style:style>
    <style:style style:name="P72" style:parent-style-name="Normal" style:family="paragraph">
      <style:text-properties fo:language="es" fo:country="ES"/>
    </style:style>
    <style:style style:name="P73" style:parent-style-name="Normal" style:family="paragraph">
      <style:text-properties fo:language="es" fo:country="ES"/>
    </style:style>
    <style:style style:name="P74" style:parent-style-name="Normal" style:family="paragraph">
      <style:text-properties fo:language="es" fo:country="ES"/>
    </style:style>
    <style:style style:name="P75" style:parent-style-name="Normal" style:family="paragraph">
      <style:text-properties fo:language="es" fo:country="ES"/>
    </style:style>
    <style:style style:name="P76" style:parent-style-name="Normal" style:family="paragraph">
      <style:text-properties fo:language="es" fo:country="ES"/>
    </style:style>
    <style:style style:name="P77" style:parent-style-name="Normal" style:family="paragraph">
      <style:text-properties fo:language="es" fo:country="ES"/>
    </style:style>
    <style:style style:name="P78" style:parent-style-name="Normal" style:family="paragraph">
      <style:text-properties fo:language="es" fo:country="ES"/>
    </style:style>
    <style:style style:name="P79" style:parent-style-name="Normal" style:family="paragraph">
      <style:text-properties fo:language="es" fo:country="ES"/>
    </style:style>
    <style:style style:name="P80" style:parent-style-name="Normal" style:family="paragraph">
      <style:text-properties fo:language="es" fo:country="ES"/>
    </style:style>
    <style:style style:name="P81" style:parent-style-name="Normal" style:family="paragraph">
      <style:text-properties fo:language="es" fo:country="ES"/>
    </style:style>
    <style:style style:name="P82" style:parent-style-name="Normal" style:family="paragraph">
      <style:text-properties fo:language="es" fo:country="ES"/>
    </style:style>
    <style:style style:name="P83" style:parent-style-name="Normal" style:family="paragraph">
      <style:text-properties fo:language="es" fo:country="ES"/>
    </style:style>
    <style:style style:name="P84" style:parent-style-name="Normal" style:family="paragraph">
      <style:text-properties fo:language="es" fo:country="ES"/>
    </style:style>
    <style:style style:name="P85" style:parent-style-name="Normal" style:family="paragraph">
      <style:text-properties fo:language="es" fo:country="ES"/>
    </style:style>
    <style:style style:name="P86" style:parent-style-name="Normal" style:family="paragraph">
      <style:text-properties fo:language="es" fo:country="ES"/>
    </style:style>
    <style:style style:name="P87" style:parent-style-name="Normal" style:family="paragraph">
      <style:text-properties fo:language="es" fo:country="ES"/>
    </style:style>
    <style:style style:name="P88" style:parent-style-name="Normal" style:family="paragraph">
      <style:text-properties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text-properties fo:language="es" fo:country="ES"/>
    </style:style>
    <style:style style:name="P92" style:parent-style-name="Normal" style:family="paragraph">
      <style:text-properties fo:language="es" fo:country="ES"/>
    </style:style>
    <style:style style:name="P93" style:parent-style-name="Normal" style:family="paragraph">
      <style:text-properties fo:language="es" fo:country="ES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P100" style:parent-style-name="Normal" style:family="paragraph">
      <style:text-properties fo:language="es" fo:country="ES"/>
    </style:style>
    <style:style style:name="P101" style:parent-style-name="Normal" style:family="paragraph">
      <style:text-properties fo:language="es" fo:country="ES"/>
    </style:style>
    <style:style style:name="P102" style:parent-style-name="Normal" style:family="paragraph">
      <style:text-properties fo:language="es" fo:country="ES"/>
    </style:style>
    <style:style style:name="P103" style:parent-style-name="Normal" style:family="paragraph">
      <style:text-properties fo:language="es" fo:country="ES"/>
    </style:style>
    <style:style style:name="P104" style:parent-style-name="Normal" style:family="paragraph">
      <style:text-properties fo:language="es" fo:country="ES"/>
    </style:style>
    <style:style style:name="P105" style:parent-style-name="Normal" style:family="paragraph">
      <style:text-properties fo:language="es" fo:country="ES"/>
    </style:style>
    <style:style style:name="P106" style:parent-style-name="Normal" style:family="paragraph">
      <style:text-properties fo:language="es" fo:country="ES"/>
    </style:style>
    <style:style style:name="P107" style:parent-style-name="Normal" style:family="paragraph">
      <style:text-properties fo:language="es" fo:country="ES"/>
    </style:style>
    <style:style style:name="P108" style:parent-style-name="Normal" style:family="paragraph">
      <style:text-properties fo:language="es" fo:country="ES"/>
    </style:style>
    <style:style style:name="P109" style:parent-style-name="Normal" style:family="paragraph">
      <style:text-properties fo:language="es" fo:country="ES"/>
    </style:style>
    <style:style style:name="P110" style:parent-style-name="Normal" style:family="paragraph">
      <style:text-properties fo:language="es" fo:country="ES"/>
    </style:style>
    <style:style style:name="P111" style:parent-style-name="Normal" style:family="paragraph">
      <style:text-properties fo:language="es" fo:country="ES"/>
    </style:style>
    <style:style style:name="P112" style:parent-style-name="Normal" style:family="paragraph">
      <style:text-properties fo:language="es" fo:country="ES"/>
    </style:style>
    <style:style style:name="P113" style:parent-style-name="Normal" style:family="paragraph">
      <style:text-properties fo:language="es" fo:country="ES"/>
    </style:style>
    <style:style style:name="P114" style:parent-style-name="Normal" style:family="paragraph">
      <style:text-properties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Normal" style:family="paragraph">
      <style:text-properties fo:language="es" fo:country="ES"/>
    </style:style>
    <style:style style:name="P117" style:parent-style-name="Normal" style:family="paragraph">
      <style:text-properties fo:language="es" fo:country="ES"/>
    </style:style>
    <style:style style:name="T118" style:parent-style-name="Fuentedepárrafopredeter." style:family="text">
      <style:text-properties fo:language="es" fo:country="ES"/>
    </style:style>
    <style:style style:name="P119" style:parent-style-name="Normal" style:family="paragraph">
      <style:text-properties fo:language="es" fo:country="ES"/>
    </style:style>
    <style:style style:name="P120" style:parent-style-name="Normal" style:family="paragraph">
      <style:text-properties fo:language="es" fo:country="ES"/>
    </style:style>
    <style:style style:name="T121" style:parent-style-name="Fuentedepárrafopredeter." style:family="text">
      <style:text-properties fo:language="es" fo:country="ES"/>
    </style:style>
    <style:style style:name="T122" style:parent-style-name="Fuentedepárrafopredeter." style:family="text">
      <style:text-properties fo:language="es" fo:country="ES"/>
    </style:style>
    <style:style style:name="P123" style:parent-style-name="Normal" style:family="paragraph">
      <style:text-properties fo:language="es" fo:country="ES"/>
    </style:style>
    <style:style style:name="P124" style:parent-style-name="Normal" style:family="paragraph">
      <style:text-properties fo:language="es" fo:country="ES"/>
    </style:style>
    <style:style style:name="P125" style:parent-style-name="Normal" style:family="paragraph">
      <style:text-properties fo:language="es" fo:country="ES"/>
    </style:style>
    <style:style style:name="P126" style:parent-style-name="Normal" style:family="paragraph">
      <style:text-properties fo:language="es" fo:country="ES"/>
    </style:style>
    <style:style style:name="P127" style:parent-style-name="Normal" style:family="paragraph">
      <style:text-properties fo:language="es" fo:country="ES"/>
    </style:style>
    <style:style style:name="P128" style:parent-style-name="Normal" style:family="paragraph">
      <style:text-properties fo:language="es" fo:country="ES"/>
    </style:style>
    <style:style style:name="P129" style:parent-style-name="Normal" style:family="paragraph">
      <style:text-properties fo:language="es" fo:country="ES"/>
    </style:style>
    <style:style style:name="P130" style:parent-style-name="Normal" style:family="paragraph">
      <style:text-properties fo:language="es" fo:country="ES"/>
    </style:style>
    <style:style style:name="P131" style:parent-style-name="Normal" style:family="paragraph">
      <style:text-properties fo:language="es" fo:country="ES"/>
    </style:style>
    <style:style style:name="P132" style:parent-style-name="Normal" style:family="paragraph">
      <style:text-properties fo:language="es" fo:country="ES"/>
    </style:style>
    <style:style style:name="P133" style:parent-style-name="Normal" style:family="paragraph">
      <style:text-properties fo:language="es" fo:country="ES"/>
    </style:style>
    <style:style style:name="P134" style:parent-style-name="Normal" style:family="paragraph">
      <style:text-properties fo:language="es" fo:country="ES"/>
    </style:style>
    <style:style style:name="P135" style:parent-style-name="Normal" style:family="paragraph">
      <style:text-properties fo:language="es" fo:country="ES"/>
    </style:style>
    <style:style style:name="P136" style:parent-style-name="Normal" style:family="paragraph">
      <style:text-properties fo:language="es" fo:country="ES"/>
    </style:style>
    <style:style style:name="P137" style:parent-style-name="Normal" style:family="paragraph">
      <style:text-properties fo:language="es" fo:country="ES"/>
    </style:style>
    <style:style style:name="P138" style:parent-style-name="Normal" style:family="paragraph">
      <style:text-properties fo:language="es" fo:country="ES"/>
    </style:style>
    <style:style style:name="P139" style:parent-style-name="Normal" style:family="paragraph">
      <style:text-properties fo:language="es" fo:country="ES"/>
    </style:style>
    <style:style style:name="P140" style:parent-style-name="Normal" style:family="paragraph">
      <style:text-properties fo:language="es" fo:country="ES"/>
    </style:style>
    <style:style style:name="P141" style:parent-style-name="Normal" style:family="paragraph">
      <style:text-properties fo:language="es" fo:country="ES"/>
    </style:style>
    <style:style style:name="P142" style:parent-style-name="Normal" style:family="paragraph">
      <style:text-properties fo:language="es" fo:country="ES"/>
    </style:style>
    <style:style style:name="P143" style:parent-style-name="Normal" style:family="paragraph">
      <style:text-properties fo:language="es" fo:country="ES"/>
    </style:style>
    <style:style style:name="P144" style:parent-style-name="Normal" style:family="paragraph">
      <style:text-properties fo:language="es" fo:country="ES"/>
    </style:style>
    <style:style style:name="P145" style:parent-style-name="Normal" style:family="paragraph">
      <style:text-properties fo:language="es" fo:country="ES"/>
    </style:style>
    <style:style style:name="P146" style:parent-style-name="Normal" style:family="paragraph">
      <style:text-properties fo:language="es" fo:country="ES"/>
    </style:style>
    <style:style style:name="P147" style:parent-style-name="Normal" style:family="paragraph">
      <style:text-properties fo:language="es" fo:country="ES"/>
    </style:style>
    <style:style style:name="P148" style:parent-style-name="Normal" style:family="paragraph">
      <style:text-properties fo:language="es" fo:country="ES"/>
    </style:style>
    <style:style style:name="P149" style:parent-style-name="Normal" style:family="paragraph">
      <style:text-properties fo:language="es" fo:country="ES"/>
    </style:style>
    <style:style style:name="T150" style:parent-style-name="Fuentedepárrafopredeter." style:family="text">
      <style:text-properties fo:language="es" fo:country="ES"/>
    </style:style>
    <style:style style:name="T151" style:parent-style-name="Fuentedepárrafopredeter." style:family="text">
      <style:text-properties fo:language="es" fo:country="ES"/>
    </style:style>
    <style:style style:name="T152" style:parent-style-name="Fuentedepárrafopredeter." style:family="text">
      <style:text-properties fo:language="es" fo:country="ES"/>
    </style:style>
    <style:style style:name="P153" style:parent-style-name="Normal" style:family="paragraph">
      <style:text-properties fo:language="es" fo:country="ES"/>
    </style:style>
    <style:style style:name="T154" style:parent-style-name="Fuentedepárrafopredeter." style:family="text">
      <style:text-properties fo:language="es" fo:country="ES"/>
    </style:style>
    <style:style style:name="P155" style:parent-style-name="Normal" style:family="paragraph">
      <style:text-properties fo:language="es" fo:country="ES"/>
    </style:style>
    <style:style style:name="P156" style:parent-style-name="Normal" style:family="paragraph">
      <style:text-properties fo:language="es" fo:country="ES"/>
    </style:style>
    <style:style style:name="T157" style:parent-style-name="Fuentedepárrafopredeter." style:family="text">
      <style:text-properties fo:language="es" fo:country="ES"/>
    </style:style>
    <style:style style:name="P158" style:parent-style-name="Normal" style:family="paragraph">
      <style:text-properties fo:language="es" fo:country="ES"/>
    </style:style>
    <style:style style:name="P159" style:parent-style-name="Normal" style:family="paragraph">
      <style:text-properties fo:language="es" fo:country="ES"/>
    </style:style>
    <style:style style:name="P160" style:parent-style-name="Normal" style:family="paragraph">
      <style:text-properties fo:language="es" fo:country="ES"/>
    </style:style>
    <style:style style:name="P161" style:parent-style-name="Normal" style:family="paragraph">
      <style:text-properties fo:language="es" fo:country="ES"/>
    </style:style>
    <style:style style:name="P162" style:parent-style-name="Normal" style:family="paragraph">
      <style:text-properties fo:language="es" fo:country="ES"/>
    </style:style>
    <style:style style:name="P163" style:parent-style-name="Normal" style:family="paragraph">
      <style:text-properties fo:language="es" fo:country="ES"/>
    </style:style>
    <style:style style:name="P164" style:parent-style-name="Normal" style:family="paragraph">
      <style:text-properties fo:language="es" fo:country="ES"/>
    </style:style>
    <style:style style:name="P165" style:parent-style-name="Normal" style:family="paragraph">
      <style:text-properties fo:language="es" fo:country="ES"/>
    </style:style>
    <style:style style:name="P166" style:parent-style-name="Normal" style:family="paragraph">
      <style:text-properties fo:language="es" fo:country="ES"/>
    </style:style>
    <style:style style:name="P167" style:parent-style-name="Normal" style:family="paragraph">
      <style:text-properties fo:language="es" fo:country="ES"/>
    </style:style>
    <style:style style:name="P168" style:parent-style-name="Normal" style:family="paragraph">
      <style:text-properties fo:language="es" fo:country="ES"/>
    </style:style>
    <style:style style:name="P169" style:parent-style-name="Normal" style:family="paragraph">
      <style:text-properties fo:language="es" fo:country="ES"/>
    </style:style>
    <style:style style:name="P170" style:parent-style-name="Normal" style:family="paragraph">
      <style:text-properties fo:language="es" fo:country="ES"/>
    </style:style>
    <style:style style:name="P171" style:parent-style-name="Normal" style:family="paragraph">
      <style:text-properties fo:language="es" fo:country="ES"/>
    </style:style>
    <style:style style:name="P172" style:parent-style-name="Normal" style:family="paragraph">
      <style:text-properties fo:language="es" fo:country="ES"/>
    </style:style>
    <style:style style:name="P173" style:parent-style-name="Normal" style:family="paragraph">
      <style:text-properties fo:language="es" fo:country="ES"/>
    </style:style>
    <style:style style:name="P174" style:parent-style-name="Normal" style:family="paragraph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P177" style:parent-style-name="Normal" style:family="paragraph">
      <style:text-properties fo:language="es" fo:country="ES"/>
    </style:style>
    <style:style style:name="P178" style:parent-style-name="Normal" style:family="paragraph">
      <style:text-properties fo:language="es" fo:country="ES"/>
    </style:style>
    <style:style style:name="P179" style:parent-style-name="Normal" style:family="paragraph">
      <style:text-properties fo:language="es" fo:country="ES"/>
    </style:style>
    <style:style style:name="P180" style:parent-style-name="Normal" style:family="paragraph">
      <style:text-properties fo:language="es" fo:country="ES"/>
    </style:style>
    <style:style style:name="P181" style:parent-style-name="Normal" style:family="paragraph">
      <style:text-properties fo:language="es" fo:country="ES"/>
    </style:style>
    <style:style style:name="P182" style:parent-style-name="Normal" style:family="paragraph">
      <style:text-properties fo:language="es" fo:country="ES"/>
    </style:style>
    <style:style style:name="T183" style:parent-style-name="Fuentedepárrafopredeter." style:family="text">
      <style:text-properties fo:language="es" fo:country="ES"/>
    </style:style>
    <style:style style:name="P184" style:parent-style-name="Normal" style:family="paragraph">
      <style:text-properties fo:language="es" fo:country="ES"/>
    </style:style>
    <style:style style:name="P185" style:parent-style-name="Normal" style:family="paragraph">
      <style:text-properties fo:language="es" fo:country="ES"/>
    </style:style>
    <style:style style:name="P186" style:parent-style-name="Normal" style:family="paragraph">
      <style:text-properties fo:language="es" fo:country="ES"/>
    </style:style>
    <style:style style:name="P187" style:parent-style-name="Normal" style:family="paragraph">
      <style:text-properties fo:language="es" fo:country="ES"/>
    </style:style>
    <style:style style:name="P188" style:parent-style-name="Normal" style:family="paragraph">
      <style:text-properties fo:language="es" fo:country="ES"/>
    </style:style>
    <style:style style:name="T189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#include&lt;iostream&gt;</text:p>
      <text:p text:style-name="Normal">#include&lt;conio.h&gt;</text:p>
      <text:p text:style-name="Normal">#include&lt;stdlib.h&gt;</text:p>
      <text:p text:style-name="Normal"/>
      <text:p text:style-name="Normal">using namespace std;</text:p>
      <text:p text:style-name="Normal"/>
      <text:p text:style-name="Normal"/>
      <text:p text:style-name="Normal"/>
      <text:p text:style-name="P2">struct Nodo {</text:p>
      <text:p text:style-name="P3"><text:tab/>int dato;</text:p>
      <text:p text:style-name="P4"><text:tab/>Nodo *derecho;</text:p>
      <text:p text:style-name="P5"><text:tab/>Nodo *izquierdo;<text:tab/></text:p>
      <text:p text:style-name="P6">};</text:p>
      <text:p text:style-name="P7"/>
      <text:p text:style-name="P8"/>
      <text:p text:style-name="P9">//Prototipos</text:p>
      <text:p text:style-name="P10">void menu();</text:p>
      <text:p text:style-name="P11">Nodo *crearNodo(int);</text:p>
      <text:p text:style-name="P12">void insertarNodo(Nodo *&amp;,int);</text:p>
      <text:p text:style-name="P13">void mostrarArbol(Nodo *,int);</text:p>
      <text:p text:style-name="P14">bool busqueda(Nodo *,int);</text:p>
      <text:p text:style-name="P15">void preOrden(Nodo *);</text:p>
      <text:p text:style-name="P16"/>
      <text:p text:style-name="P17"/>
      <text:p text:style-name="P18">Nodo *arbol = NULL;</text:p>
      <text:p text:style-name="P19"/>
      <text:p text:style-name="P20"/>
      <text:p text:style-name="P21"/>
      <text:p text:style-name="Normal">int main(){</text:p>
      <text:soft-page-break/>
      <text:p text:style-name="Normal"><text:tab/>menu();</text:p>
      <text:p text:style-name="Normal"><text:tab/></text:p>
      <text:p text:style-name="Normal"><text:tab/>getch();</text:p>
      <text:p text:style-name="Normal"><text:tab/>return 0;</text:p>
      <text:p text:style-name="P22">}</text:p>
      <text:p text:style-name="P23"/>
      <text:p text:style-name="P24"/>
      <text:p text:style-name="P25"/>
      <text:p text:style-name="P26"/>
      <text:p text:style-name="P27">//FUNCION DE MENU</text:p>
      <text:p text:style-name="P28"/>
      <text:p text:style-name="P29">void menu(){</text:p>
      <text:p text:style-name="P30"><text:tab/>int dato,opcion,contador=0;</text:p>
      <text:p text:style-name="P31"><text:tab/></text:p>
      <text:p text:style-name="P32"><text:tab/>do{</text:p>
      <text:p text:style-name="Normal"><text:span text:style-name="T33"><text:tab/></text:span><text:span text:style-name="T34"><text:tab/></text:span>cout&lt;&lt;"\t.:MENU:."&lt;&lt;endl;</text:p>
      <text:p text:style-name="Normal"><text:tab/><text:tab/>cout&lt;&lt;"1.<text:s/><text:span text:style-name="T35">Insertar un nuevo nodo"&lt;&lt;endl;</text:span></text:p>
      <text:p text:style-name="P36"><text:tab/><text:tab/>cout&lt;&lt;"2. Mostrar el arbol completo"&lt;&lt;endl;</text:p>
      <text:p text:style-name="P37"><text:tab/><text:tab/>cout&lt;&lt;"3. buscar un elemento en el arbol"&lt;&lt;endl;</text:p>
      <text:p text:style-name="P38"><text:tab/><text:tab/>cout&lt;&lt;"4. Recorrer el arbol en preOrden"&lt;&lt;endl;</text:p>
      <text:p text:style-name="Normal"><text:span text:style-name="T39"><text:tab/></text:span><text:span text:style-name="T40"><text:tab/></text:span>cout&lt;&lt;"5. salir"&lt;&lt;endl;</text:p>
      <text:p text:style-name="Normal"><text:tab/><text:tab/>cout&lt;&lt;"opcion: ";</text:p>
      <text:p text:style-name="Normal"><text:tab/><text:tab/><text:span text:style-name="T41">cin&gt;&gt;opcion;</text:span></text:p>
      <text:p text:style-name="P42"><text:tab/><text:tab/></text:p>
      <text:p text:style-name="P43"><text:tab/><text:tab/></text:p>
      <text:p text:style-name="P44"><text:tab/><text:tab/>switch (opcion){</text:p>
      <text:p text:style-name="P45"><text:tab/><text:tab/></text:p>
      <text:p text:style-name="P46"><text:tab/><text:tab/>case 1: cout&lt;&lt;"\n Digite un numero: ";</text:p>
      <text:p text:style-name="P47"><text:tab/><text:tab/><text:s text:c="8"/>cin&gt;&gt;dato;</text:p>
      <text:soft-page-break/>
      <text:p text:style-name="P48"><text:tab/><text:tab/><text:s text:c="8"/>insertarNodo(arbol,dato); <text:s/>//INSERTAMOS UN NUEVO NODO</text:p>
      <text:p text:style-name="Normal"><text:span text:style-name="T49"><text:tab/></text:span><text:span text:style-name="T50"><text:tab/><text:s text:c="8"/></text:span>cout&lt;&lt;"\n";</text:p>
      <text:p text:style-name="Normal"><text:tab/><text:tab/><text:s text:c="8"/>system("pause");</text:p>
      <text:p text:style-name="Normal"><text:tab/><text:tab/><text:s text:c="8"/>break;</text:p>
      <text:p text:style-name="Normal"><text:tab/><text:tab/><text:span text:style-name="T51">case 2: cout&lt;&lt;"\nMostrar el arbol completo:\n\n";</text:span></text:p>
      <text:p text:style-name="P52"><text:tab/><text:tab/><text:s text:c="8"/>mostrarArbol(arbol,contador);</text:p>
      <text:p text:style-name="P53"><text:tab/><text:tab/><text:s text:c="8"/>cout&lt;&lt;"\n";</text:p>
      <text:p text:style-name="P54"><text:tab/><text:tab/><text:s text:c="8"/>system("pause");</text:p>
      <text:p text:style-name="P55"><text:tab/><text:tab/><text:s text:c="8"/>break;</text:p>
      <text:p text:style-name="P56"><text:tab/><text:tab/>case 3: cout&lt;&lt;"\nDigite el elemento que desea buscar: ";</text:p>
      <text:p text:style-name="P57"><text:tab/><text:tab/><text:s text:c="8"/>cin&gt;&gt;dato;</text:p>
      <text:p text:style-name="P58"><text:tab/><text:tab/><text:s text:c="8"/>if(busqueda(arbol,dato) == true){</text:p>
      <text:p text:style-name="P59"><text:tab/><text:tab/><text:s text:c="8"/><text:tab/>cout&lt;&lt;"\nEl elemento "&lt;&lt;dato&lt;&lt;" ha sido encontrado en el arbol\n";</text:p>
      <text:p text:style-name="Normal"><text:span text:style-name="T60"><text:tab/></text:span><text:span text:style-name="T61"><text:tab/></text:span><text:span text:style-name="T62"><text:tab/></text:span><text:span text:style-name="T63"><text:tab/></text:span>}</text:p>
      <text:p text:style-name="Normal"><text:tab/><text:tab/><text:tab/><text:tab/>else{</text:p>
      <text:p text:style-name="Normal"><text:tab/><text:tab/><text:tab/><text:tab/><text:tab/>cout&lt;&lt;"\nElemento no encontrado\n";<text:tab/></text:p>
      <text:p text:style-name="Normal"><text:tab/><text:tab/><text:tab/><text:tab/>}</text:p>
      <text:p text:style-name="Normal"><text:tab/><text:tab/><text:tab/><text:tab/>cout&lt;&lt;"\n";</text:p>
      <text:p text:style-name="Normal"><text:tab/><text:tab/><text:tab/><text:tab/>system("pause");</text:p>
      <text:p text:style-name="Normal"><text:tab/><text:tab/><text:tab/><text:tab/><text:span text:style-name="T64">break;</text:span></text:p>
      <text:p text:style-name="P65"><text:tab/><text:tab/>case 4: cout&lt;&lt;"\nRecorrido en preOrden: ";</text:p>
      <text:p text:style-name="P66"><text:tab/><text:tab/><text:s text:c="8"/>preOrden(arbol);</text:p>
      <text:p text:style-name="Normal"><text:span text:style-name="T67"><text:tab/></text:span><text:span text:style-name="T68"><text:tab/><text:s text:c="8"/></text:span>cout&lt;&lt;"\n\n";</text:p>
      <text:p text:style-name="Normal"><text:tab/><text:tab/><text:s text:c="8"/>system("pause");</text:p>
      <text:p text:style-name="Normal"><text:tab/><text:tab/><text:s text:c="4"/></text:p>
      <text:p text:style-name="Normal"><text:tab/><text:tab/><text:s text:c="8"/></text:p>
      <text:p text:style-name="Normal"><text:tab/><text:tab/></text:p>
      <text:p text:style-name="Normal"><text:tab/><text:tab/><text:span text:style-name="T69">}</text:span></text:p>
      <text:p text:style-name="P70"><text:tab/><text:tab/>system("cls"); //para limpiar pantalla</text:p>
      <text:soft-page-break/>
      <text:p text:style-name="P71"><text:tab/><text:s text:c="8"/></text:p>
      <text:p text:style-name="P72"><text:tab/>}while(opcion != 5);</text:p>
      <text:p text:style-name="P73"><text:tab/></text:p>
      <text:p text:style-name="P74">}</text:p>
      <text:p text:style-name="P75"/>
      <text:p text:style-name="P76"/>
      <text:p text:style-name="P77"/>
      <text:p text:style-name="P78"/>
      <text:p text:style-name="P79"/>
      <text:p text:style-name="P80">// FUNCION PARA CREAR UN NUEVO NODO</text:p>
      <text:p text:style-name="P81"/>
      <text:p text:style-name="P82">Nodo *crearNodo(int n) {</text:p>
      <text:p text:style-name="P83"><text:tab/></text:p>
      <text:p text:style-name="P84"><text:tab/>Nodo *nuevo_nodo = new Nodo ();</text:p>
      <text:p text:style-name="P85"><text:tab/></text:p>
      <text:p text:style-name="P86"><text:tab/>nuevo_nodo-&gt;dato = n;</text:p>
      <text:p text:style-name="P87"><text:tab/>nuevo_nodo-&gt;derecho = NULL;</text:p>
      <text:p text:style-name="P88"><text:tab/>nuevo_nodo-&gt;izquierdo = NULL;</text:p>
      <text:p text:style-name="P89"><text:tab/></text:p>
      <text:p text:style-name="P90"><text:tab/>return nuevo_nodo;</text:p>
      <text:p text:style-name="P91">}</text:p>
      <text:p text:style-name="P92"/>
      <text:p text:style-name="P93"/>
      <text:p text:style-name="P94"/>
      <text:p text:style-name="P95">//FUNCION PARA INSERTAR ELEMENTOS EN EL ARBOL</text:p>
      <text:p text:style-name="P96"/>
      <text:p text:style-name="P97">void insertarNodo (Nodo *&amp;arbol,int n) {</text:p>
      <text:p text:style-name="P98"><text:tab/></text:p>
      <text:p text:style-name="P99"><text:tab/>if(arbol == NULL) { //SI EL ARBOL ESTA VACIO</text:p>
      <text:soft-page-break/>
      <text:p text:style-name="P100"><text:tab/><text:tab/>Nodo *nuevo_nodo = crearNodo(n);</text:p>
      <text:p text:style-name="P101"><text:tab/><text:tab/>arbol = nuevo_nodo;</text:p>
      <text:p text:style-name="P102"><text:tab/>}</text:p>
      <text:p text:style-name="P103"><text:tab/><text:tab/><text:tab/></text:p>
      <text:p text:style-name="P104"><text:tab/>else{ //SI EL ARBOL TIENENE UN NODO O MAS<text:s/></text:p>
      <text:p text:style-name="P105"><text:tab/><text:s text:c="6"/>int valorRaiz = arbol-&gt;dato; <text:s/>//obtener el valor de la raiz</text:p>
      <text:p text:style-name="P106"><text:tab/><text:tab/><text:s text:c="2"/>if(n &lt; valorRaiz) { <text:s text:c="10"/>// si el elemento es menor <text:s/>a la raiz insertamos en izquiierdo</text:p>
      <text:p text:style-name="P107"><text:tab/><text:tab/><text:tab/>insertarNodo(arbol-&gt;izquierdo,n);</text:p>
      <text:p text:style-name="P108"><text:tab/><text:tab/><text:tab/></text:p>
      <text:p text:style-name="P109"><text:tab/><text:tab/>}else{ //si es mayor en el derecho</text:p>
      <text:p text:style-name="P110"><text:tab/><text:tab/><text:tab/>insertarNodo(arbol-&gt;derecho,n);</text:p>
      <text:p text:style-name="P111"><text:tab/><text:tab/>}</text:p>
      <text:p text:style-name="P112"><text:tab/>}</text:p>
      <text:p text:style-name="P113">}</text:p>
      <text:p text:style-name="P114"/>
      <text:p text:style-name="P115"/>
      <text:p text:style-name="P116">//funcion para mostrar el arbolo completo</text:p>
      <text:p text:style-name="P117"/>
      <text:p text:style-name="Normal">void mostrarArbol(Nodo *arbol,int cont){</text:p>
      <text:p text:style-name="Normal"><text:tab/>if(arbol == NULL){</text:p>
      <text:p text:style-name="Normal"><text:tab/><text:tab/>return;</text:p>
      <text:p text:style-name="Normal"><text:tab/><text:span text:style-name="T118">}</text:span></text:p>
      <text:p text:style-name="P119"><text:tab/>else{</text:p>
      <text:p text:style-name="P120"><text:tab/>mostrarArbol(arbol-&gt;derecho,cont+1);</text:p>
      <text:p text:style-name="Normal"><text:span text:style-name="T121"><text:tab/></text:span>for(int i=0;i&lt;cont;i++){</text:p>
      <text:p text:style-name="Normal"><text:tab/>cout&lt;&lt;" <text:s text:c="2"/>";<text:tab/><text:tab/><text:tab/></text:p>
      <text:p text:style-name="Normal"><text:tab/>}</text:p>
      <text:p text:style-name="Normal"><text:tab/>cout&lt;&lt;arbol-&gt;dato&lt;&lt;endl;</text:p>
      <text:soft-page-break/>
      <text:p text:style-name="Normal"><text:tab/><text:span text:style-name="T122">mostrarArbol(arbol-&gt;izquierdo,cont+1);</text:span></text:p>
      <text:p text:style-name="P123"><text:tab/>}</text:p>
      <text:p text:style-name="P124">}</text:p>
      <text:p text:style-name="P125"/>
      <text:p text:style-name="P126"/>
      <text:p text:style-name="P127">//funcion para buscar un elemento en el arbol</text:p>
      <text:p text:style-name="P128"/>
      <text:p text:style-name="P129">bool busqueda(Nodo *arbol,int n){</text:p>
      <text:p text:style-name="P130"><text:tab/>if(arbol == NULL){ //SI EL ARBOL ESTA VACIO RETORNA FALSE</text:p>
      <text:p text:style-name="P131"><text:tab/>return false;</text:p>
      <text:p text:style-name="P132"><text:tab/>}</text:p>
      <text:p text:style-name="P133"><text:tab/>else</text:p>
      <text:p text:style-name="P134"><text:tab/>if(arbol-&gt;dato == n){ //si el nodo es igual al alemento retorname true</text:p>
      <text:p text:style-name="P135"><text:tab/><text:tab/>return true;<text:tab/></text:p>
      <text:p text:style-name="P136"><text:tab/>}<text:tab/></text:p>
      <text:p text:style-name="P137"><text:tab/>else if(n &lt; arbol-&gt;dato) //si ele elemento es menor, ahora busca por la izquierda</text:p>
      <text:p text:style-name="P138"><text:tab/><text:s text:c="4"/>return busqueda (arbol-&gt;izquierdo,n);</text:p>
      <text:p text:style-name="P139"><text:tab/></text:p>
      <text:p text:style-name="P140"><text:tab/>else{</text:p>
      <text:p text:style-name="P141"><text:tab/><text:tab/>return busqueda(arbol-&gt;derecho,n);<text:tab/></text:p>
      <text:p text:style-name="P142"><text:tab/>}</text:p>
      <text:p text:style-name="P143"><text:tab/></text:p>
      <text:p text:style-name="P144">}</text:p>
      <text:p text:style-name="P145"/>
      <text:p text:style-name="P146"><text:s/></text:p>
      <text:p text:style-name="P147">//funcion apra recorrido en profundidad, preorden</text:p>
      <text:p text:style-name="P148">void preOrden(Nodo *arbol){</text:p>
      <text:p text:style-name="P149"><text:tab/>if(arbol == NULL){</text:p>
      <text:p text:style-name="Normal"><text:span text:style-name="T150"><text:tab/></text:span><text:span text:style-name="T151"><text:tab/></text:span>return;</text:p>
      <text:soft-page-break/>
      <text:p text:style-name="Normal"><text:tab/>}</text:p>
      <text:p text:style-name="Normal"><text:tab/>else{</text:p>
      <text:p text:style-name="Normal"><text:tab/><text:tab/>cout&lt;&lt;arbol-&gt;dato&lt;&lt;" - ";</text:p>
      <text:p text:style-name="Normal"><text:tab/><text:tab/><text:span text:style-name="T152">preOrden(arbol-&gt;izquierdo);</text:span></text:p>
      <text:p text:style-name="P153"><text:tab/><text:tab/>preOrden(arbol-&gt;derecho);</text:p>
      <text:p text:style-name="Normal"><text:span text:style-name="T154"><text:tab/></text:span>}</text:p>
      <text:p text:style-name="Normal"><text:tab/></text:p>
      <text:p text:style-name="Normal"><text:tab/></text:p>
      <text:p text:style-name="Normal"><text:tab/>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#include &lt;iostream&gt;</text:p>
      <text:p text:style-name="Normal">#include &lt;stdlib.h&gt;</text:p>
      <text:p text:style-name="Normal">#include &lt;time.h&gt;</text:p>
      <text:p text:style-name="Normal">using namespace std;</text:p>
      <text:p text:style-name="Normal"/>
      <text:p text:style-name="P155">//Input : Numero de Elementos del Arbol</text:p>
      <text:p text:style-name="P156"/>
      <text:p text:style-name="Normal">typedef struct ABB {</text:p>
      <text:p text:style-name="Normal"><text:tab/>int info;</text:p>
      <text:p text:style-name="Normal"><text:tab/><text:span text:style-name="T157">ABB *izq, *der;</text:span></text:p>
      <text:p text:style-name="P158"><text:tab/>ABB() {</text:p>
      <text:p text:style-name="P159"><text:tab/><text:tab/>info = NULL;</text:p>
      <text:p text:style-name="P160"><text:tab/><text:tab/>izq = der = NULL;</text:p>
      <text:p text:style-name="P161"><text:tab/>}</text:p>
      <text:p text:style-name="P162">}ARBOL;</text:p>
      <text:p text:style-name="P163"/>
      <text:p text:style-name="P164">ABB *RAIZ = NULL; //Raiz del Arbol</text:p>
      <text:p text:style-name="P165"/>
      <text:p text:style-name="P166">ARBOL *CrearNodo(int elem) {</text:p>
      <text:p text:style-name="P167"><text:tab/>ARBOL *Nuevo = new ARBOL();</text:p>
      <text:p text:style-name="P168"><text:tab/>Nuevo-&gt;info = elem;</text:p>
      <text:p text:style-name="P169"><text:tab/>return Nuevo;</text:p>
      <text:p text:style-name="P170">}</text:p>
      <text:p text:style-name="P171"/>
      <text:p text:style-name="P172">void Insertar(ARBOL *&amp;arb, int dato) {</text:p>
      <text:p text:style-name="P173"><text:tab/>ARBOL *nodo = CrearNodo(dato);</text:p>
      <text:p text:style-name="P174"><text:tab/></text:p>
      <text:p text:style-name="Normal"><text:span text:style-name="T175"><text:tab/></text:span>if(arb == NULL) {</text:p>
      <text:soft-page-break/>
      <text:p text:style-name="Normal"><text:tab/><text:tab/>arb = nodo;</text:p>
      <text:p text:style-name="Normal"><text:tab/>}else{</text:p>
      <text:p text:style-name="Normal"><text:tab/><text:tab/>if(arb-&gt;info &gt; dato) {</text:p>
      <text:p text:style-name="Normal"><text:tab/><text:tab/><text:tab/><text:span text:style-name="T176">Insertar(arb-&gt;izq, dato);</text:span></text:p>
      <text:p text:style-name="P177"><text:tab/><text:tab/>}else{</text:p>
      <text:p text:style-name="P178"><text:tab/><text:tab/><text:tab/>Insertar(arb-&gt;der, dato);</text:p>
      <text:p text:style-name="P179"><text:tab/><text:tab/>}</text:p>
      <text:p text:style-name="P180"><text:tab/>}</text:p>
      <text:p text:style-name="P181">}</text:p>
      <text:p text:style-name="P182"/>
      <text:p text:style-name="Normal">void Mostrar(ARBOL *arb, int cont) {</text:p>
      <text:p text:style-name="Normal"><text:tab/></text:p>
      <text:p text:style-name="Normal"><text:tab/>if(arb == NULL) {</text:p>
      <text:p text:style-name="Normal"><text:tab/><text:tab/>return;</text:p>
      <text:p text:style-name="Normal"><text:tab/>}else{</text:p>
      <text:p text:style-name="Normal"><text:tab/><text:tab/>Mostrar(arb-&gt;der, cont + 1);</text:p>
      <text:p text:style-name="Normal"><text:tab/><text:tab/>for(int i = 0; i &lt; cont; i++) {</text:p>
      <text:p text:style-name="Normal"><text:tab/><text:tab/><text:tab/>cout &lt;&lt; " <text:s text:c="2"/>";</text:p>
      <text:p text:style-name="Normal"><text:tab/><text:tab/>}</text:p>
      <text:p text:style-name="Normal"><text:tab/><text:tab/>cout &lt;&lt; arb-&gt;info &lt;&lt; endl;</text:p>
      <text:p text:style-name="Normal"><text:tab/><text:tab/>Mostrar(arb-&gt;izq, cont + 1);</text:p>
      <text:p text:style-name="Normal"><text:tab/>}</text:p>
      <text:p text:style-name="Normal">}</text:p>
      <text:p text:style-name="Normal"/>
      <text:p text:style-name="Normal">int main(int argc, char **argv) {</text:p>
      <text:p text:style-name="Normal"/>
      <text:p text:style-name="Normal"><text:tab/>int num; cin &gt;&gt; num;</text:p>
      <text:p text:style-name="Normal"><text:tab/>srand((unsigned int)time(NULL));</text:p>
      <text:p text:style-name="Normal"><text:tab/></text:p>
      <text:soft-page-break/>
      <text:p text:style-name="Normal"><text:tab/>for(int i = 0; i &lt; num; i++) {</text:p>
      <text:p text:style-name="Normal"><text:tab/><text:tab/><text:span text:style-name="T183">Insertar(RAIZ, (rand() % 20) + 1);</text:span></text:p>
      <text:p text:style-name="P184"><text:tab/>}</text:p>
      <text:p text:style-name="P185"><text:tab/><text:s/></text:p>
      <text:p text:style-name="P186"><text:tab/>Mostrar(RAIZ, 0);</text:p>
      <text:p text:style-name="P187"/>
      <text:p text:style-name="P188"/>
      <text:p text:style-name="Normal"><text:span text:style-name="T189"><text:tab/></text:span>return EXIT_SUCCESS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lson Cruz</meta:initial-creator>
    <dc:creator>Nelson Cruz</dc:creator>
    <meta:creation-date>2021-09-07T03:33:00Z</meta:creation-date>
    <dc:date>2021-09-07T03:33:00Z</dc:date>
    <meta:template xlink:href="Normal" xlink:type="simple"/>
    <meta:editing-cycles>2</meta:editing-cycles>
    <meta:editing-duration>PT60S</meta:editing-duration>
    <meta:document-statistic meta:page-count="10" meta:paragraph-count="8" meta:word-count="651" meta:character-count="4356" meta:row-count="30" meta:non-whitespace-character-count="3713"/>
  </office:meta>
</office:document-meta>
</file>